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6.46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SERT" table:style-name="ta1">
        <table:shapes>
          <draw:frame draw:z-index="0" draw:style-name="gr1" draw:text-style-name="P1" svg:width="453.51pt" svg:height="255.09pt" svg:x="137.45pt" svg:y="325.84pt">
            <draw:object draw:notify-on-update-of-ranges="INSERT.E24:INSERT.E24 INSERT.I24:INSERT.I24 INSERT.K24:INSERT.K24 INSERT.O24:INSERT.O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db_siz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eal_flash_reads</text:p>
          </table:table-cell>
          <table:table-cell office:value-type="string" calcext:value-type="string">
            <text:p>simu_flash_reads</text:p>
          </table:table-cell>
          <table:table-cell office:value-type="string" calcext:value-type="string">
            <text:p>real_flash_writes</text:p>
          </table:table-cell>
          <table:table-cell office:value-type="string" calcext:value-type="string">
            <text:p>simu_flash_writes</text:p>
          </table:table-cell>
          <table:table-cell office:value-type="string" calcext:value-type="string">
            <text:p>real_jffs2rp</text:p>
          </table:table-cell>
          <table:table-cell office:value-type="string" calcext:value-type="string">
            <text:p>simu_jffs2rp</text:p>
          </table:table-cell>
          <table:table-cell office:value-type="string" calcext:value-type="string">
            <text:p>real_jffs2wb</text:p>
          </table:table-cell>
          <table:table-cell office:value-type="string" calcext:value-type="string">
            <text:p>simu_jffs2wb</text:p>
          </table:table-cell>
          <table:table-cell office:value-type="string" calcext:value-type="string">
            <text:p>real_jffs2we</text:p>
          </table:table-cell>
          <table:table-cell office:value-type="string" calcext:value-type="string">
            <text:p>simu_jffs2we</text:p>
          </table:table-cell>
          <table:table-cell office:value-type="string" calcext:value-type="string">
            <text:p>real_vfsr</text:p>
          </table:table-cell>
          <table:table-cell office:value-type="string" calcext:value-type="string">
            <text:p>simu_vfsr</text:p>
          </table:table-cell>
          <table:table-cell office:value-type="string" calcext:value-type="string">
            <text:p>real_vfsw</text:p>
          </table:table-cell>
          <table:table-cell office:value-type="string" calcext:value-type="string">
            <text:p>simu_vfsw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06" calcext:value-type="float">
            <text:p>806</text:p>
          </table:table-cell>
          <table:table-cell office:value-type="float" office:value="423" calcext:value-type="float">
            <text:p>423</text:p>
          </table:table-cell>
          <table:table-cell office:value-type="float" office:value="630" calcext:value-type="float">
            <text:p>630</text:p>
          </table:table-cell>
          <table:table-cell office:value-type="float" office:value="305.173" calcext:value-type="float">
            <text:p>305.173</text:p>
          </table:table-cell>
          <table:table-cell/>
          <table:table-cell office:value-type="float" office:value="6.824877" calcext:value-type="float">
            <text:p>6.824877</text:p>
          </table:table-cell>
          <table:table-cell office:value-type="float" office:value="6.5" calcext:value-type="float">
            <text:p>6.5</text:p>
          </table:table-cell>
          <table:table-cell office:value-type="float" office:value="158.330878" calcext:value-type="float">
            <text:p>158.330878</text:p>
          </table:table-cell>
          <table:table-cell office:value-type="float" office:value="142.227272727" calcext:value-type="float">
            <text:p>142.227272727</text:p>
          </table:table-cell>
          <table:table-cell office:value-type="float" office:value="94.399015" calcext:value-type="float">
            <text:p>94.399015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307.154545" calcext:value-type="float">
            <text:p>307.154545</text:p>
          </table:table-cell>
          <table:table-cell office:value-type="float" office:value="268.727272727" calcext:value-type="float">
            <text:p>268.727272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191" calcext:value-type="float">
            <text:p>1191</text:p>
          </table:table-cell>
          <table:table-cell office:value-type="float" office:value="777" calcext:value-type="float">
            <text:p>777</text:p>
          </table:table-cell>
          <table:table-cell office:value-type="float" office:value="674" calcext:value-type="float">
            <text:p>674</text:p>
          </table:table-cell>
          <table:table-cell office:value-type="float" office:value="609" calcext:value-type="float">
            <text:p>609</text:p>
          </table:table-cell>
          <table:table-cell office:value-type="float" office:value="305.168" calcext:value-type="float">
            <text:p>305.168</text:p>
          </table:table-cell>
          <table:table-cell/>
          <table:table-cell office:value-type="float" office:value="6.242263" calcext:value-type="float">
            <text:p>6.242263</text:p>
          </table:table-cell>
          <table:table-cell office:value-type="float" office:value="6.5" calcext:value-type="float">
            <text:p>6.5</text:p>
          </table:table-cell>
          <table:table-cell office:value-type="float" office:value="159.3853" calcext:value-type="float">
            <text:p>159.3853</text:p>
          </table:table-cell>
          <table:table-cell office:value-type="float" office:value="144.845909091" calcext:value-type="float">
            <text:p>144.845909091</text:p>
          </table:table-cell>
          <table:table-cell office:value-type="float" office:value="94.55665" calcext:value-type="float">
            <text:p>94.55665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305.207273" calcext:value-type="float">
            <text:p>305.207273</text:p>
          </table:table-cell>
          <table:table-cell office:value-type="float" office:value="271.345909091" calcext:value-type="float">
            <text:p>271.3459090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318" calcext:value-type="float">
            <text:p>1318</text:p>
          </table:table-cell>
          <table:table-cell office:value-type="float" office:value="707" calcext:value-type="float">
            <text:p>707</text:p>
          </table:table-cell>
          <table:table-cell office:value-type="float" office:value="771" calcext:value-type="float">
            <text:p>771</text:p>
          </table:table-cell>
          <table:table-cell office:value-type="float" office:value="602" calcext:value-type="float">
            <text:p>602</text:p>
          </table:table-cell>
          <table:table-cell office:value-type="float" office:value="305.179" calcext:value-type="float">
            <text:p>305.179</text:p>
          </table:table-cell>
          <table:table-cell/>
          <table:table-cell office:value-type="float" office:value="6.935827" calcext:value-type="float">
            <text:p>6.935827</text:p>
          </table:table-cell>
          <table:table-cell office:value-type="float" office:value="6.5" calcext:value-type="float">
            <text:p>6.5</text:p>
          </table:table-cell>
          <table:table-cell office:value-type="float" office:value="157.720122" calcext:value-type="float">
            <text:p>157.720122</text:p>
          </table:table-cell>
          <table:table-cell office:value-type="float" office:value="145.22" calcext:value-type="float">
            <text:p>145.22</text:p>
          </table:table-cell>
          <table:table-cell office:value-type="float" office:value="94.280788" calcext:value-type="float">
            <text:p>94.280788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323.796364" calcext:value-type="float">
            <text:p>323.796364</text:p>
          </table:table-cell>
          <table:table-cell office:value-type="float" office:value="271.72" calcext:value-type="float">
            <text:p>271.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320" calcext:value-type="float">
            <text:p>1320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610" calcext:value-type="float">
            <text:p>610</text:p>
          </table:table-cell>
          <table:table-cell office:value-type="float" office:value="305.174" calcext:value-type="float">
            <text:p>305.174</text:p>
          </table:table-cell>
          <table:table-cell/>
          <table:table-cell office:value-type="float" office:value="6.436439" calcext:value-type="float">
            <text:p>6.436439</text:p>
          </table:table-cell>
          <table:table-cell office:value-type="float" office:value="6.5" calcext:value-type="float">
            <text:p>6.5</text:p>
          </table:table-cell>
          <table:table-cell office:value-type="float" office:value="157.665134" calcext:value-type="float">
            <text:p>157.665134</text:p>
          </table:table-cell>
          <table:table-cell office:value-type="float" office:value="140.356818182" calcext:value-type="float">
            <text:p>140.356818182</text:p>
          </table:table-cell>
          <table:table-cell office:value-type="float" office:value="94.423645" calcext:value-type="float">
            <text:p>94.423645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309.457273" calcext:value-type="float">
            <text:p>309.457273</text:p>
          </table:table-cell>
          <table:table-cell office:value-type="float" office:value="266.856818182" calcext:value-type="float">
            <text:p>266.8568181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float" office:value="792" calcext:value-type="float">
            <text:p>792</text:p>
          </table:table-cell>
          <table:table-cell office:value-type="float" office:value="774" calcext:value-type="float">
            <text:p>774</text:p>
          </table:table-cell>
          <table:table-cell office:value-type="float" office:value="615" calcext:value-type="float">
            <text:p>615</text:p>
          </table:table-cell>
          <table:table-cell office:value-type="float" office:value="335.672" calcext:value-type="float">
            <text:p>335.672</text:p>
          </table:table-cell>
          <table:table-cell/>
          <table:table-cell office:value-type="float" office:value="7.296495" calcext:value-type="float">
            <text:p>7.296495</text:p>
          </table:table-cell>
          <table:table-cell office:value-type="float" office:value="6.5" calcext:value-type="float">
            <text:p>6.5</text:p>
          </table:table-cell>
          <table:table-cell office:value-type="float" office:value="155.861581" calcext:value-type="float">
            <text:p>155.861581</text:p>
          </table:table-cell>
          <table:table-cell office:value-type="float" office:value="141.479090909" calcext:value-type="float">
            <text:p>141.479090909</text:p>
          </table:table-cell>
          <table:table-cell office:value-type="float" office:value="93.596059" calcext:value-type="float">
            <text:p>93.596059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303.8" calcext:value-type="float">
            <text:p>303.8</text:p>
          </table:table-cell>
          <table:table-cell office:value-type="float" office:value="267.979090909" calcext:value-type="float">
            <text:p>267.9790909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3322" calcext:value-type="float">
            <text:p>3322</text:p>
          </table:table-cell>
          <table:table-cell office:value-type="float" office:value="2153" calcext:value-type="float">
            <text:p>2153</text:p>
          </table:table-cell>
          <table:table-cell office:value-type="float" office:value="3261" calcext:value-type="float">
            <text:p>3261</text:p>
          </table:table-cell>
          <table:table-cell office:value-type="float" office:value="305.182" calcext:value-type="float">
            <text:p>305.182</text:p>
          </table:table-cell>
          <table:table-cell/>
          <table:table-cell office:value-type="float" office:value="14.12009" calcext:value-type="float">
            <text:p>14.12009</text:p>
          </table:table-cell>
          <table:table-cell office:value-type="float" office:value="12.8" calcext:value-type="float">
            <text:p>12.8</text:p>
          </table:table-cell>
          <table:table-cell office:value-type="float" office:value="1281.707924" calcext:value-type="float">
            <text:p>1281.707924</text:p>
          </table:table-cell>
          <table:table-cell office:value-type="float" office:value="1276.51708126" calcext:value-type="float">
            <text:p>1276.51708126</text:p>
          </table:table-cell>
          <table:table-cell office:value-type="float" office:value="95.359606" calcext:value-type="float">
            <text:p>95.359606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1450.357546" calcext:value-type="float">
            <text:p>1450.357546</text:p>
          </table:table-cell>
          <table:table-cell office:value-type="float" office:value="1389.31708126" calcext:value-type="float">
            <text:p>1389.3170812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1664" calcext:value-type="float">
            <text:p>1664</text:p>
          </table:table-cell>
          <table:table-cell office:value-type="float" office:value="3177" calcext:value-type="float">
            <text:p>3177</text:p>
          </table:table-cell>
          <table:table-cell office:value-type="float" office:value="2129" calcext:value-type="float">
            <text:p>2129</text:p>
          </table:table-cell>
          <table:table-cell office:value-type="float" office:value="3177" calcext:value-type="float">
            <text:p>3177</text:p>
          </table:table-cell>
          <table:table-cell office:value-type="float" office:value="305.17" calcext:value-type="float">
            <text:p>305.17</text:p>
          </table:table-cell>
          <table:table-cell/>
          <table:table-cell office:value-type="float" office:value="12.844693" calcext:value-type="float">
            <text:p>12.844693</text:p>
          </table:table-cell>
          <table:table-cell office:value-type="float" office:value="12.8" calcext:value-type="float">
            <text:p>12.8</text:p>
          </table:table-cell>
          <table:table-cell office:value-type="float" office:value="1278.811699" calcext:value-type="float">
            <text:p>1278.811699</text:p>
          </table:table-cell>
          <table:table-cell office:value-type="float" office:value="1279.24676617" calcext:value-type="float">
            <text:p>1279.24676617</text:p>
          </table:table-cell>
          <table:table-cell office:value-type="float" office:value="94.241379" calcext:value-type="float">
            <text:p>94.241379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1451.619237" calcext:value-type="float">
            <text:p>1451.619237</text:p>
          </table:table-cell>
          <table:table-cell office:value-type="float" office:value="1392.04676617" calcext:value-type="float">
            <text:p>1392.0467661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1751" calcext:value-type="float">
            <text:p>1751</text:p>
          </table:table-cell>
          <table:table-cell office:value-type="float" office:value="3085" calcext:value-type="float">
            <text:p>3085</text:p>
          </table:table-cell>
          <table:table-cell office:value-type="float" office:value="2158" calcext:value-type="float">
            <text:p>2158</text:p>
          </table:table-cell>
          <table:table-cell office:value-type="float" office:value="3162" calcext:value-type="float">
            <text:p>3162</text:p>
          </table:table-cell>
          <table:table-cell office:value-type="float" office:value="335.69" calcext:value-type="float">
            <text:p>335.69</text:p>
          </table:table-cell>
          <table:table-cell/>
          <table:table-cell office:value-type="float" office:value="12.753612" calcext:value-type="float">
            <text:p>12.753612</text:p>
          </table:table-cell>
          <table:table-cell office:value-type="float" office:value="12.8" calcext:value-type="float">
            <text:p>12.8</text:p>
          </table:table-cell>
          <table:table-cell office:value-type="float" office:value="1280.140094" calcext:value-type="float">
            <text:p>1280.140094</text:p>
          </table:table-cell>
          <table:table-cell office:value-type="float" office:value="1279.65621891" calcext:value-type="float">
            <text:p>1279.65621891</text:p>
          </table:table-cell>
          <table:table-cell office:value-type="float" office:value="94.536946" calcext:value-type="float">
            <text:p>94.536946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1450.631841" calcext:value-type="float">
            <text:p>1450.631841</text:p>
          </table:table-cell>
          <table:table-cell office:value-type="float" office:value="1392.45621891" calcext:value-type="float">
            <text:p>1392.456218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3171" calcext:value-type="float">
            <text:p>3171</text:p>
          </table:table-cell>
          <table:table-cell office:value-type="float" office:value="2141" calcext:value-type="float">
            <text:p>2141</text:p>
          </table:table-cell>
          <table:table-cell office:value-type="float" office:value="3186" calcext:value-type="float">
            <text:p>3186</text:p>
          </table:table-cell>
          <table:table-cell office:value-type="float" office:value="305.184" calcext:value-type="float">
            <text:p>305.184</text:p>
          </table:table-cell>
          <table:table-cell/>
          <table:table-cell office:value-type="float" office:value="12.672647" calcext:value-type="float">
            <text:p>12.672647</text:p>
          </table:table-cell>
          <table:table-cell office:value-type="float" office:value="12.8" calcext:value-type="float">
            <text:p>12.8</text:p>
          </table:table-cell>
          <table:table-cell office:value-type="float" office:value="1277.769146" calcext:value-type="float">
            <text:p>1277.769146</text:p>
          </table:table-cell>
          <table:table-cell office:value-type="float" office:value="1279.11028192" calcext:value-type="float">
            <text:p>1279.11028192</text:p>
          </table:table-cell>
          <table:table-cell office:value-type="float" office:value="94.118227" calcext:value-type="float">
            <text:p>94.118227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1446.860033" calcext:value-type="float">
            <text:p>1446.860033</text:p>
          </table:table-cell>
          <table:table-cell office:value-type="float" office:value="1391.91028192" calcext:value-type="float">
            <text:p>1391.910281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1753" calcext:value-type="float">
            <text:p>1753</text:p>
          </table:table-cell>
          <table:table-cell office:value-type="float" office:value="3083" calcext:value-type="float">
            <text:p>3083</text:p>
          </table:table-cell>
          <table:table-cell office:value-type="float" office:value="2153" calcext:value-type="float">
            <text:p>2153</text:p>
          </table:table-cell>
          <table:table-cell office:value-type="float" office:value="3166" calcext:value-type="float">
            <text:p>3166</text:p>
          </table:table-cell>
          <table:table-cell office:value-type="float" office:value="305.18" calcext:value-type="float">
            <text:p>305.18</text:p>
          </table:table-cell>
          <table:table-cell/>
          <table:table-cell office:value-type="float" office:value="13.441933" calcext:value-type="float">
            <text:p>13.441933</text:p>
          </table:table-cell>
          <table:table-cell office:value-type="float" office:value="12.8" calcext:value-type="float">
            <text:p>12.8</text:p>
          </table:table-cell>
          <table:table-cell office:value-type="float" office:value="1280.200702" calcext:value-type="float">
            <text:p>1280.200702</text:p>
          </table:table-cell>
          <table:table-cell office:value-type="float" office:value="1280.61160862" calcext:value-type="float">
            <text:p>1280.61160862</text:p>
          </table:table-cell>
          <table:table-cell office:value-type="float" office:value="95.167488" calcext:value-type="float">
            <text:p>95.167488</text:p>
          </table:table-cell>
          <table:table-cell office:value-type="float" office:value="0.177677485437" calcext:value-type="float">
            <text:p>0.1776774854</text:p>
          </table:table-cell>
          <table:table-cell office:value-type="float" office:value="1452.773466" calcext:value-type="float">
            <text:p>1452.773466</text:p>
          </table:table-cell>
          <table:table-cell office:value-type="float" office:value="1393.41160862" calcext:value-type="float">
            <text:p>1393.4116086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RROR:</text:p>
          </table:table-cell>
          <table:table-cell/>
          <table:table-cell table:formula="of:=(ABS([.C2]-[.D2])*100)/[.C2]" office:value-type="float" office:value="70.7627118644068" calcext:value-type="float">
            <text:p>70.7627118644</text:p>
          </table:table-cell>
          <table:table-cell/>
          <table:table-cell table:formula="of:=(ABS([.E2]-[.F2])*100)/[.E2]" office:value-type="float" office:value="48.936170212766" calcext:value-type="float">
            <text:p>48.9361702128</text:p>
          </table:table-cell>
          <table:table-cell/>
          <table:table-cell table:formula="of:=(ABS([.G2]-[.H2])*100)/[.G2]" office:value-type="float" office:value="100" calcext:value-type="float">
            <text:p>100</text:p>
          </table:table-cell>
          <table:table-cell/>
          <table:table-cell table:formula="of:=(ABS([.I2]-[.J2])*100)/[.I2]" office:value-type="float" office:value="4.76018835211243" calcext:value-type="float">
            <text:p>4.7601883521</text:p>
          </table:table-cell>
          <table:table-cell/>
          <table:table-cell table:formula="of:=(ABS([.K2]-[.L2])*100)/[.K2]" office:value-type="float" office:value="10.1708557903658" calcext:value-type="float">
            <text:p>10.1708557904</text:p>
          </table:table-cell>
          <table:table-cell/>
          <table:table-cell table:formula="of:=(ABS([.M2]-[.N2])*100)/[.M2]" office:value-type="float" office:value="99.8117803608046" calcext:value-type="float">
            <text:p>99.8117803608</text:p>
          </table:table-cell>
          <table:table-cell/>
          <table:table-cell table:formula="of:=(ABS([.O2]-[.P2])*100)/[.O2]" office:value-type="float" office:value="12.5107288492182" calcext:value-type="float">
            <text:p>12.5107288492</text:p>
          </table:table-cell>
          <table:table-cell/>
        </table:table-row>
        <table:table-row table:style-name="ro1">
          <table:table-cell table:number-columns-repeated="2"/>
          <table:table-cell table:formula="of:=(ABS([.C3]-[.D3])*100)/[.C3]" office:value-type="float" office:value="34.7607052896725" calcext:value-type="float">
            <text:p>34.7607052897</text:p>
          </table:table-cell>
          <table:table-cell/>
          <table:table-cell table:formula="of:=(ABS([.E3]-[.F3])*100)/[.E3]" office:value-type="float" office:value="9.64391691394659" calcext:value-type="float">
            <text:p>9.6439169139</text:p>
          </table:table-cell>
          <table:table-cell/>
          <table:table-cell table:formula="of:=(ABS([.G3]-[.H3])*100)/[.G3]" office:value-type="float" office:value="100" calcext:value-type="float">
            <text:p>100</text:p>
          </table:table-cell>
          <table:table-cell/>
          <table:table-cell table:formula="of:=(ABS([.I3]-[.J3])*100)/[.I3]" office:value-type="float" office:value="4.1289032519136" calcext:value-type="float">
            <text:p>4.1289032519</text:p>
          </table:table-cell>
          <table:table-cell/>
          <table:table-cell table:formula="of:=(ABS([.K3]-[.L3])*100)/[.K3]" office:value-type="float" office:value="9.12216553785072" calcext:value-type="float">
            <text:p>9.1221655379</text:p>
          </table:table-cell>
          <table:table-cell/>
          <table:table-cell table:formula="of:=(ABS([.M3]-[.N3])*100)/[.M3]" office:value-type="float" office:value="99.8120941409864" calcext:value-type="float">
            <text:p>99.812094141</text:p>
          </table:table-cell>
          <table:table-cell/>
          <table:table-cell table:formula="of:=(ABS([.O3]-[.P3])*100)/[.O3]" office:value-type="float" office:value="11.0945468553759" calcext:value-type="float">
            <text:p>11.0945468554</text:p>
          </table:table-cell>
          <table:table-cell/>
        </table:table-row>
        <table:table-row table:style-name="ro1">
          <table:table-cell table:number-columns-repeated="2"/>
          <table:table-cell table:formula="of:=(ABS([.C4]-[.D4])*100)/[.C4]" office:value-type="float" office:value="46.3581183611533" calcext:value-type="float">
            <text:p>46.3581183612</text:p>
          </table:table-cell>
          <table:table-cell/>
          <table:table-cell table:formula="of:=(ABS([.E4]-[.F4])*100)/[.E4]" office:value-type="float" office:value="21.9195849546044" calcext:value-type="float">
            <text:p>21.9195849546</text:p>
          </table:table-cell>
          <table:table-cell/>
          <table:table-cell table:formula="of:=(ABS([.G4]-[.H4])*100)/[.G4]" office:value-type="float" office:value="100" calcext:value-type="float">
            <text:p>100</text:p>
          </table:table-cell>
          <table:table-cell/>
          <table:table-cell table:formula="of:=(ABS([.I4]-[.J4])*100)/[.I4]" office:value-type="float" office:value="6.28370632658513" calcext:value-type="float">
            <text:p>6.2837063266</text:p>
          </table:table-cell>
          <table:table-cell/>
          <table:table-cell table:formula="of:=(ABS([.K4]-[.L4])*100)/[.K4]" office:value-type="float" office:value="7.92550870585809" calcext:value-type="float">
            <text:p>7.9255087059</text:p>
          </table:table-cell>
          <table:table-cell/>
          <table:table-cell table:formula="of:=(ABS([.M4]-[.N4])*100)/[.M4]" office:value-type="float" office:value="99.8115443355893" calcext:value-type="float">
            <text:p>99.8115443356</text:p>
          </table:table-cell>
          <table:table-cell/>
          <table:table-cell table:formula="of:=(ABS([.O4]-[.P4])*100)/[.O4]" office:value-type="float" office:value="16.0830601544371" calcext:value-type="float">
            <text:p>16.0830601544</text:p>
          </table:table-cell>
          <table:table-cell/>
        </table:table-row>
        <table:table-row table:style-name="ro1">
          <table:table-cell table:number-columns-repeated="2"/>
          <table:table-cell table:formula="of:=(ABS([.C5]-[.D5])*100)/[.C5]" office:value-type="float" office:value="40.2272727272727" calcext:value-type="float">
            <text:p>40.2272727273</text:p>
          </table:table-cell>
          <table:table-cell/>
          <table:table-cell table:formula="of:=(ABS([.E5]-[.F5])*100)/[.E5]" office:value-type="float" office:value="22.7848101265823" calcext:value-type="float">
            <text:p>22.7848101266</text:p>
          </table:table-cell>
          <table:table-cell/>
          <table:table-cell table:formula="of:=(ABS([.G5]-[.H5])*100)/[.G5]" office:value-type="float" office:value="100" calcext:value-type="float">
            <text:p>100</text:p>
          </table:table-cell>
          <table:table-cell/>
          <table:table-cell table:formula="of:=(ABS([.I5]-[.J5])*100)/[.I5]" office:value-type="float" office:value="0.987518098128483" calcext:value-type="float">
            <text:p>0.9875180981</text:p>
          </table:table-cell>
          <table:table-cell/>
          <table:table-cell table:formula="of:=(ABS([.K5]-[.L5])*100)/[.K5]" office:value-type="float" office:value="10.9778968747776" calcext:value-type="float">
            <text:p>10.9778968748</text:p>
          </table:table-cell>
          <table:table-cell/>
          <table:table-cell table:formula="of:=(ABS([.M5]-[.N5])*100)/[.M5]" office:value-type="float" office:value="99.8118294570846" calcext:value-type="float">
            <text:p>99.8118294571</text:p>
          </table:table-cell>
          <table:table-cell/>
          <table:table-cell table:formula="of:=(ABS([.O5]-[.P5])*100)/[.O5]" office:value-type="float" office:value="13.7661831001787" calcext:value-type="float">
            <text:p>13.7661831002</text:p>
          </table:table-cell>
          <table:table-cell/>
        </table:table-row>
        <table:table-row table:style-name="ro1">
          <table:table-cell table:number-columns-repeated="2"/>
          <table:table-cell table:formula="of:=(ABS([.C6]-[.D6])*100)/[.C6]" office:value-type="float" office:value="43.509272467903" calcext:value-type="float">
            <text:p>43.5092724679</text:p>
          </table:table-cell>
          <table:table-cell/>
          <table:table-cell table:formula="of:=(ABS([.E6]-[.F6])*100)/[.E6]" office:value-type="float" office:value="20.5426356589147" calcext:value-type="float">
            <text:p>20.5426356589</text:p>
          </table:table-cell>
          <table:table-cell/>
          <table:table-cell table:formula="of:=(ABS([.G6]-[.H6])*100)/[.G6]" office:value-type="float" office:value="100" calcext:value-type="float">
            <text:p>100</text:p>
          </table:table-cell>
          <table:table-cell/>
          <table:table-cell table:formula="of:=(ABS([.I6]-[.J6])*100)/[.I6]" office:value-type="float" office:value="10.9161316495112" calcext:value-type="float">
            <text:p>10.9161316495</text:p>
          </table:table-cell>
          <table:table-cell/>
          <table:table-cell table:formula="of:=(ABS([.K6]-[.L6])*100)/[.K6]" office:value-type="float" office:value="9.22773270919149" calcext:value-type="float">
            <text:p>9.2277327092</text:p>
          </table:table-cell>
          <table:table-cell/>
          <table:table-cell table:formula="of:=(ABS([.M6]-[.N6])*100)/[.M6]" office:value-type="float" office:value="99.8101656337507" calcext:value-type="float">
            <text:p>99.8101656338</text:p>
          </table:table-cell>
          <table:table-cell/>
          <table:table-cell table:formula="of:=(ABS([.O6]-[.P6])*100)/[.O6]" office:value-type="float" office:value="11.7909509845293" calcext:value-type="float">
            <text:p>11.7909509845</text:p>
          </table:table-cell>
          <table:table-cell/>
        </table:table-row>
        <table:table-row table:style-name="ro1">
          <table:table-cell table:number-columns-repeated="2"/>
          <table:table-cell table:formula="of:=(ABS([.C7]-[.D7])*100)/[.C7]" office:value-type="float" office:value="101.455427531837" calcext:value-type="float">
            <text:p>101.4554275318</text:p>
          </table:table-cell>
          <table:table-cell/>
          <table:table-cell table:formula="of:=(ABS([.E7]-[.F7])*100)/[.E7]" office:value-type="float" office:value="51.4630747793776" calcext:value-type="float">
            <text:p>51.4630747794</text:p>
          </table:table-cell>
          <table:table-cell/>
          <table:table-cell table:formula="of:=(ABS([.G7]-[.H7])*100)/[.G7]" office:value-type="float" office:value="100" calcext:value-type="float">
            <text:p>100</text:p>
          </table:table-cell>
          <table:table-cell/>
          <table:table-cell table:formula="of:=(ABS([.I7]-[.J7])*100)/[.I7]" office:value-type="float" office:value="9.34901973004421" calcext:value-type="float">
            <text:p>9.34901973</text:p>
          </table:table-cell>
          <table:table-cell/>
          <table:table-cell table:formula="of:=(ABS([.K7]-[.L7])*100)/[.K7]" office:value-type="float" office:value="0.404994198974782" calcext:value-type="float">
            <text:p>0.404994199</text:p>
          </table:table-cell>
          <table:table-cell/>
          <table:table-cell table:formula="of:=(ABS([.M7]-[.N7])*100)/[.M7]" office:value-type="float" office:value="99.8136763637247" calcext:value-type="float">
            <text:p>99.8136763637</text:p>
          </table:table-cell>
          <table:table-cell/>
          <table:table-cell table:formula="of:=(ABS([.O7]-[.P7])*100)/[.O7]" office:value-type="float" office:value="4.20864944015674" calcext:value-type="float">
            <text:p>4.2086494402</text:p>
          </table:table-cell>
          <table:table-cell/>
        </table:table-row>
        <table:table-row table:style-name="ro1">
          <table:table-cell table:number-columns-repeated="2"/>
          <table:table-cell table:formula="of:=(ABS([.C8]-[.D8])*100)/[.C8]" office:value-type="float" office:value="90.9254807692308" calcext:value-type="float">
            <text:p>90.9254807692</text:p>
          </table:table-cell>
          <table:table-cell/>
          <table:table-cell table:formula="of:=(ABS([.E8]-[.F8])*100)/[.E8]" office:value-type="float" office:value="49.2249882573978" calcext:value-type="float">
            <text:p>49.2249882574</text:p>
          </table:table-cell>
          <table:table-cell/>
          <table:table-cell table:formula="of:=(ABS([.G8]-[.H8])*100)/[.G8]" office:value-type="float" office:value="100" calcext:value-type="float">
            <text:p>100</text:p>
          </table:table-cell>
          <table:table-cell/>
          <table:table-cell table:formula="of:=(ABS([.I8]-[.J8])*100)/[.I8]" office:value-type="float" office:value="0.347949149115504" calcext:value-type="float">
            <text:p>0.3479491491</text:p>
          </table:table-cell>
          <table:table-cell/>
          <table:table-cell table:formula="of:=(ABS([.K8]-[.L8])*100)/[.K8]" office:value-type="float" office:value="0.0340212065889077" calcext:value-type="float">
            <text:p>0.0340212066</text:p>
          </table:table-cell>
          <table:table-cell/>
          <table:table-cell table:formula="of:=(ABS([.M8]-[.N8])*100)/[.M8]" office:value-type="float" office:value="99.8114655289191" calcext:value-type="float">
            <text:p>99.8114655289</text:p>
          </table:table-cell>
          <table:table-cell/>
          <table:table-cell table:formula="of:=(ABS([.O8]-[.P8])*100)/[.O8]" office:value-type="float" office:value="4.103863417594" calcext:value-type="float">
            <text:p>4.1038634176</text:p>
          </table:table-cell>
          <table:table-cell/>
        </table:table-row>
        <table:table-row table:style-name="ro1">
          <table:table-cell table:number-columns-repeated="2"/>
          <table:table-cell table:formula="of:=(ABS([.C9]-[.D9])*100)/[.C9]" office:value-type="float" office:value="76.1850371216448" calcext:value-type="float">
            <text:p>76.1850371216</text:p>
          </table:table-cell>
          <table:table-cell/>
          <table:table-cell table:formula="of:=(ABS([.E9]-[.F9])*100)/[.E9]" office:value-type="float" office:value="46.5245597775718" calcext:value-type="float">
            <text:p>46.5245597776</text:p>
          </table:table-cell>
          <table:table-cell/>
          <table:table-cell table:formula="of:=(ABS([.G9]-[.H9])*100)/[.G9]" office:value-type="float" office:value="100" calcext:value-type="float">
            <text:p>100</text:p>
          </table:table-cell>
          <table:table-cell/>
          <table:table-cell table:formula="of:=(ABS([.I9]-[.J9])*100)/[.I9]" office:value-type="float" office:value="0.363724409994599" calcext:value-type="float">
            <text:p>0.36372441</text:p>
          </table:table-cell>
          <table:table-cell/>
          <table:table-cell table:formula="of:=(ABS([.K9]-[.L9])*100)/[.K9]" office:value-type="float" office:value="0.0377986044080644" calcext:value-type="float">
            <text:p>0.0377986044</text:p>
          </table:table-cell>
          <table:table-cell/>
          <table:table-cell table:formula="of:=(ABS([.M9]-[.N9])*100)/[.M9]" office:value-type="float" office:value="99.8120549764353" calcext:value-type="float">
            <text:p>99.8120549764</text:p>
          </table:table-cell>
          <table:table-cell/>
          <table:table-cell table:formula="of:=(ABS([.O9]-[.P9])*100)/[.O9]" office:value-type="float" office:value="4.0103643423335" calcext:value-type="float">
            <text:p>4.0103643423</text:p>
          </table:table-cell>
          <table:table-cell/>
        </table:table-row>
        <table:table-row table:style-name="ro1">
          <table:table-cell table:number-columns-repeated="2"/>
          <table:table-cell table:formula="of:=(ABS([.C10]-[.D10])*100)/[.C10]" office:value-type="float" office:value="81.8233944954129" calcext:value-type="float">
            <text:p>81.8233944954</text:p>
          </table:table-cell>
          <table:table-cell/>
          <table:table-cell table:formula="of:=(ABS([.E10]-[.F10])*100)/[.E10]" office:value-type="float" office:value="48.8089677720691" calcext:value-type="float">
            <text:p>48.8089677721</text:p>
          </table:table-cell>
          <table:table-cell/>
          <table:table-cell table:formula="of:=(ABS([.G10]-[.H10])*100)/[.G10]" office:value-type="float" office:value="100" calcext:value-type="float">
            <text:p>100</text:p>
          </table:table-cell>
          <table:table-cell/>
          <table:table-cell table:formula="of:=(ABS([.I10]-[.J10])*100)/[.I10]" office:value-type="float" office:value="1.00494395527628" calcext:value-type="float">
            <text:p>1.0049439553</text:p>
          </table:table-cell>
          <table:table-cell/>
          <table:table-cell table:formula="of:=(ABS([.K10]-[.L10])*100)/[.K10]" office:value-type="float" office:value="0.104959172335497" calcext:value-type="float">
            <text:p>0.1049591723</text:p>
          </table:table-cell>
          <table:table-cell/>
          <table:table-cell table:formula="of:=(ABS([.M10]-[.N10])*100)/[.M10]" office:value-type="float" office:value="99.8112188349691" calcext:value-type="float">
            <text:p>99.811218835</text:p>
          </table:table-cell>
          <table:table-cell/>
          <table:table-cell table:formula="of:=(ABS([.O10]-[.P10])*100)/[.O10]" office:value-type="float" office:value="3.79786225527732" calcext:value-type="float">
            <text:p>3.7978622553</text:p>
          </table:table-cell>
          <table:table-cell/>
        </table:table-row>
        <table:table-row table:style-name="ro1">
          <table:table-cell table:number-columns-repeated="2"/>
          <table:table-cell table:formula="of:=(ABS([.C11]-[.D11])*100)/[.C11]" office:value-type="float" office:value="75.8699372504278" calcext:value-type="float">
            <text:p>75.8699372504</text:p>
          </table:table-cell>
          <table:table-cell/>
          <table:table-cell table:formula="of:=(ABS([.E11]-[.F11])*100)/[.E11]" office:value-type="float" office:value="47.0506270320483" calcext:value-type="float">
            <text:p>47.050627032</text:p>
          </table:table-cell>
          <table:table-cell/>
          <table:table-cell table:formula="of:=(ABS([.G11]-[.H11])*100)/[.G11]" office:value-type="float" office:value="100" calcext:value-type="float">
            <text:p>100</text:p>
          </table:table-cell>
          <table:table-cell/>
          <table:table-cell table:formula="of:=(ABS([.I11]-[.J11])*100)/[.I11]" office:value-type="float" office:value="4.77560035450258" calcext:value-type="float">
            <text:p>4.7756003545</text:p>
          </table:table-cell>
          <table:table-cell/>
          <table:table-cell table:formula="of:=(ABS([.K11]-[.L11])*100)/[.K11]" office:value-type="float" office:value="0.0320970469206849" calcext:value-type="float">
            <text:p>0.0320970469</text:p>
          </table:table-cell>
          <table:table-cell/>
          <table:table-cell table:formula="of:=(ABS([.M11]-[.N11])*100)/[.M11]" office:value-type="float" office:value="99.8133002255592" calcext:value-type="float">
            <text:p>99.8133002256</text:p>
          </table:table-cell>
          <table:table-cell/>
          <table:table-cell table:formula="of:=(ABS([.O11]-[.P11])*100)/[.O11]" office:value-type="float" office:value="4.08610556079637" calcext:value-type="float">
            <text:p>4.086105560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 error (4096):</text:p>
          </table:table-cell>
          <table:table-cell/>
          <table:table-cell table:formula="of:=AVERAGE([.C22])" office:value-type="float" office:value="75.8699372504278" calcext:value-type="float">
            <text:p>75.8699372504</text:p>
          </table:table-cell>
          <table:table-cell/>
          <table:table-cell table:formula="of:=AVERAGE([.E22])" office:value-type="float" office:value="47.0506270320483" calcext:value-type="float">
            <text:p>47.050627032</text:p>
          </table:table-cell>
          <table:table-cell/>
          <table:table-cell table:formula="of:=AVERAGE([.G22])" office:value-type="float" office:value="100" calcext:value-type="float">
            <text:p>100</text:p>
          </table:table-cell>
          <table:table-cell/>
          <table:table-cell table:formula="of:=AVERAGE([.I22])" office:value-type="float" office:value="4.77560035450258" calcext:value-type="float">
            <text:p>4.7756003545</text:p>
          </table:table-cell>
          <table:table-cell/>
          <table:table-cell table:formula="of:=AVERAGE([.K22])" office:value-type="float" office:value="0.0320970469206849" calcext:value-type="float">
            <text:p>0.0320970469</text:p>
          </table:table-cell>
          <table:table-cell/>
          <table:table-cell table:formula="of:=AVERAGE([.M22])" office:value-type="float" office:value="99.8133002255592" calcext:value-type="float">
            <text:p>99.8133002256</text:p>
          </table:table-cell>
          <table:table-cell/>
          <table:table-cell table:formula="of:=AVERAGE([.O22])" office:value-type="float" office:value="4.08610556079637" calcext:value-type="float">
            <text:p>4.0861055608</text:p>
          </table:table-cell>
          <table:table-cell/>
        </table:table-row>
      </table:table>
      <table:table table:name="SELEC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9:55:44.062642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5-10-13T17:53:12.004981531</meta:creation-date>
    <meta:generator>LibreOffice/4.4.5.2$Linux_X86_64 LibreOffice_project/a22f674fd25a3b6f45bdebf25400ed2adff0ff99</meta:generator>
    <dc:date>2015-12-21T20:58:56.196238412</dc:date>
    <dc:creator>Pierre Olivier</dc:creator>
    <meta:editing-duration>PT1H14M16S</meta:editing-duration>
    <meta:editing-cycles>20</meta:editing-cycles>
    <meta:document-statistic meta:table-count="2" meta:cell-count="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INSERT.E24:INSERT.E24 INSERT.I24:INSERT.I24 INSERT.K24:INSERT.K24 INSERT.O24:INSERT.O24" svg:x="0.32cm" svg:y="0.18cm" svg:width="15.36cm" svg:height="8.64cm">
          <chartooo:coordinate-region svg:x="0.413cm" svg:y="0.18cm" svg:width="15.081cm" svg:height="7.9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INSERT.E24:INSERT.E24 INSERT.I24:INSERT.I24 INSERT.K24:INSERT.K24 INSERT.O24:INSERT.O24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7.0506270320483">
                <text:p>47.0506270320483</text:p>
                <draw:g>
                  <svg:desc>INSERT.E24:INSERT.E24 INSERT.I24:INSERT.I24 INSERT.K24:INSERT.K24 INSERT.O24:INSERT.O24</svg:desc>
                </draw:g>
              </table:table-cell>
            </table:table-row>
            <table:table-row>
              <table:table-cell office:value-type="string"/>
              <table:table-cell office:value-type="float" office:value="4.77560035450258">
                <text:p>4.77560035450258</text:p>
              </table:table-cell>
            </table:table-row>
            <table:table-row>
              <table:table-cell office:value-type="string"/>
              <table:table-cell office:value-type="float" office:value="0.0320970469206849">
                <text:p>0.0320970469206849</text:p>
              </table:table-cell>
            </table:table-row>
            <table:table-row>
              <table:table-cell office:value-type="string"/>
              <table:table-cell office:value-type="float" office:value="4.08610556079637">
                <text:p>4.08610556079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